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eldingBlockServlet.setShieldedGroup( String shielded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BlockServlet.setShieldedLib( String shieldedLi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ieldingBlockServlet.setShieldedClasses( String shielded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ieldingBlockServlet.setClassLoaderFactory( String classLoa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BlockServlet.createEmbeddedServlet( String embeddedServletClassName , ServletConfig serv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